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normal" officeooo:rsid="004fae30" officeooo:paragraph-rsid="004fae30" style:font-size-asian="10.5pt" style:font-weight-asian="normal" style:font-size-complex="12pt" style:font-weight-complex="normal"/>
    </style:style>
    <style:style style:name="P2" style:family="paragraph" style:parent-style-name="Standard">
      <style:text-properties style:text-position="0% 100%" fo:font-size="12pt" fo:font-weight="normal" officeooo:rsid="00588cfa" officeooo:paragraph-rsid="00588cfa"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588cfa" officeooo:paragraph-rsid="00594b3e"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5a54a1" officeooo:paragraph-rsid="005a54a1"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5a54a1" officeooo:paragraph-rsid="005cb04e"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5fd7c4" officeooo:paragraph-rsid="005fd7c4"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6244d4" officeooo:paragraph-rsid="006244d4"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639a97" officeooo:paragraph-rsid="00639a97" style:font-size-asian="10.5pt" style:font-weight-asian="normal" style:font-size-complex="12pt" style:font-weight-complex="normal"/>
    </style:style>
    <style:style style:name="P9" style:family="paragraph" style:parent-style-name="Standard">
      <style:text-properties style:text-position="0% 100%" fo:font-size="12pt" fo:font-weight="normal" officeooo:rsid="0065fec9" officeooo:paragraph-rsid="0065fec9" style:font-size-asian="10.5pt" style:font-weight-asian="normal" style:font-size-complex="12pt" style:font-weight-complex="normal"/>
    </style:style>
    <style:style style:name="P10" style:family="paragraph" style:parent-style-name="Standard">
      <style:text-properties style:text-position="0% 100%" fo:font-size="12pt" fo:font-weight="normal" officeooo:rsid="00660f8a" officeooo:paragraph-rsid="00660f8a" style:font-size-asian="10.5pt" style:font-weight-asian="normal" style:font-size-complex="12pt" style:font-weight-complex="normal"/>
    </style:style>
    <style:style style:name="P11" style:family="paragraph" style:parent-style-name="Standard">
      <style:text-properties style:text-position="0% 100%" fo:font-size="14pt" fo:font-weight="normal" officeooo:rsid="006244d4" officeooo:paragraph-rsid="006244d4" style:font-size-asian="12.25pt" style:font-weight-asian="normal" style:font-size-complex="14pt" style:font-weight-complex="normal"/>
    </style:style>
    <style:style style:name="P12" style:family="paragraph" style:parent-style-name="Standard">
      <style:text-properties style:text-position="0% 100%" fo:font-size="14pt" fo:font-weight="bold" officeooo:rsid="004fae30" officeooo:paragraph-rsid="004fae30" style:font-size-asian="12.25pt" style:font-weight-asian="bold" style:font-size-complex="14pt" style:font-weight-complex="bold"/>
    </style:style>
    <style:style style:name="P13" style:family="paragraph" style:parent-style-name="Standard">
      <style:text-properties style:text-position="0% 100%" fo:font-size="14pt" fo:font-weight="bold" officeooo:rsid="005fd7c4" officeooo:paragraph-rsid="005fd7c4" style:font-size-asian="12.25pt" style:font-weight-asian="bold" style:font-size-complex="14pt" style:font-weight-complex="bold"/>
    </style:style>
    <style:style style:name="P14" style:family="paragraph" style:parent-style-name="Standard">
      <style:text-properties style:text-position="0% 100%" fo:font-size="14pt" fo:font-weight="bold" officeooo:rsid="006244d4" officeooo:paragraph-rsid="006244d4" style:font-size-asian="12.25pt" style:font-weight-asian="bold" style:font-size-complex="14pt" style:font-weight-complex="bold"/>
    </style:style>
    <style:style style:name="P15" style:family="paragraph" style:parent-style-name="Standard">
      <style:text-properties style:text-position="0% 100%" fo:font-size="14pt" fo:font-weight="bold" officeooo:rsid="00639a97" officeooo:paragraph-rsid="00639a97" style:font-size-asian="12.25pt" style:font-weight-asian="bold" style:font-size-complex="14pt" style:font-weight-complex="bold"/>
    </style:style>
    <style:style style:name="P16" style:family="paragraph" style:parent-style-name="Standard">
      <style:text-properties style:text-position="0% 100%" fo:font-size="14pt" fo:font-weight="bold" officeooo:rsid="0065fec9" officeooo:paragraph-rsid="0065fec9" style:font-size-asian="12.25pt" style:font-weight-asian="bold" style:font-size-complex="14pt" style:font-weight-complex="bold"/>
    </style:style>
    <style:style style:name="T1" style:family="text">
      <style:text-properties officeooo:rsid="0050c200"/>
    </style:style>
    <style:style style:name="T2" style:family="text">
      <style:text-properties officeooo:rsid="00594b3e"/>
    </style:style>
    <style:style style:name="T3" style:family="text">
      <style:text-properties officeooo:rsid="0059c535"/>
    </style:style>
    <style:style style:name="T4" style:family="text">
      <style:text-properties officeooo:rsid="005bff75"/>
    </style:style>
    <style:style style:name="T5" style:family="text">
      <style:text-properties officeooo:rsid="00610b94"/>
    </style:style>
    <style:style style:name="T6" style:family="text">
      <style:text-properties officeooo:rsid="006243b4"/>
    </style:style>
    <style:style style:name="T7" style:family="text">
      <style:text-properties officeooo:rsid="0063cc05"/>
    </style:style>
    <style:style style:name="T8" style:family="text">
      <style:text-properties officeooo:rsid="006512b4"/>
    </style:style>
    <style:style style:name="T9" style:family="text">
      <style:text-properties officeooo:rsid="0065fec9"/>
    </style:style>
    <style:style style:name="T10" style:family="text">
      <style:text-properties officeooo:rsid="00660f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ODUS</text:p>
      <text:p text:style-name="P12">MARTINUS</text:p>
      <text:p text:style-name="P12"/>
      <text:p text:style-name="P1">Martinus <text:span text:style-name="T1">arrived to the Emergency Aid Depot at his map. Searching for a way in he found a small door. <text:s/>Normally a person could or would be able to go through a door this size. Yet he was a space marine. Average yes but still a seven and a half foot tall one with a fairly bulky making the little hole in front of him to small. Martinus drew his power sword out it’s scabbard. He apologized to his power sword and turned it in. The sword glowed a bluish light he then plunged it on the side of the doors he then drew a wide circle with it effectively cutting the connection between the circle and the whole of the bunker. He turned off the power sword. Then he proceeded to kick the circle he made making the circle fall over. Now the entrance wide enough he went inside the depot. There he found barrels he put his hand inside the barrels and felt something solid. Pulling it out he saw it was an Auto-gun or what the people he met would call an automatic rifle. Seeing how useful it would be, he fished for more materials and found even more guns in the grease filled barrel. He put his grease filled finger in his mouth to check what type of grease it was. Upon checking he found that it was not flammable and could only be used as a lubricant nothing else. Deciding to check for other things he found blankets, found more barrels with guns in them. Deciding to check around for even more he found more ammo. All in all he found a total of forty blankets, forty assorted guns and around twelve thousand assorted ammo for the guns. With mostly ammo for the automatic guns. He put the blankets and the bullets on the bag while keeping one blanket laid out on the floor. He started piling the guns he had found on the blanket to carry it easier. Once he was sure there was nothing of use he went back to Exodus dump his load.</text:span></text:p>
      <text:p text:style-name="P1"/>
      <text:p text:style-name="P2">Ten minutes of <text:span text:style-name="T2">light</text:span> running later <text:span text:style-name="T2">Martinus was back in the camp. Overall the trip was very fruitful for a one hour trip. Going in front of pike Martinus spoke.</text:span></text:p>
      <text:p text:style-name="P3">“<text:span text:style-name="T2">Take care of this Pike” Pike was startled from a big man such as Martinus appearing out of nowhere in front of him. While Martinus was unloading the items Pike got over his shock and started to talk.</text:span></text:p>
      <text:p text:style-name="P3">“<text:span text:style-name="T2">What the hell Martinus you’re gonna give me a heart attack. Hey you can’t just give this to me and not even say hi or anything” While Pike ranting Martinus took of again to another depot in the map.</text:span></text:p>
      <text:p text:style-name="P3">“<text:span text:style-name="T3">man didn’t even say hi or anything.”Pike muttered.</text:span></text:p>
      <text:p text:style-name="P3">“<text:span text:style-name="T3">well at least he brought us guns” a guard said beside him.</text:span></text:p>
      <text:p text:style-name="P3"/>
      <text:p text:style-name="P5">After six hours of picking things up and dropping them at the camp. The things he brought aside from what he brought the first time was. The twelve metal barrels in the first depot. Ten body armour from dead soldiers. Clothing <text:span text:style-name="T4">from over thousand dead people in a bunker, more bags and containers. He didn’t find anymore guns though. </text:span></text:p>
      <text:p text:style-name="P5"><text:span text:style-name="T4">Being noon he decided he would stop scavenging for supplies and started to help the workers with the wall. With Martinus’ sword without activating the field he could still cut a tree in one swing firstly due to his strength. Secondly due to the blade itself being made out of adamantium. With Martinus, the people did not need to cut trees accelerating the process of making fortification. </text:span></text:p>
      <text:p text:style-name="P5"/>
      <text:p text:style-name="P13">A FULL WEEK LATER</text:p>
      <text:p text:style-name="P15">POLIS</text:p>
      <text:p text:style-name="P15"/>
      <text:p text:style-name="P6">“Heda they’ve finished fortifying their village we have lost opportunity to take them out now. Any offensive against them is gonna be harder. The option of poisoning their water is also negated since they have built a literal lake inside their village.” One of the Trikru men complained. </text:p>
      <text:p text:style-name="P6"><text:soft-page-break/>“They make hunting harder for us. Before they came we could find at least two big animals. Now we need twice the time to hunt one animal. Since all the easier to hunt one<text:span text:style-name="T5">s</text:span> are getting hunted by the Skaikru” <text:span text:style-name="T5">added another man of the same tribe.</text:span></text:p>
      <text:p text:style-name="P6">“<text:span text:style-name="T5">I think then that now is the time we come in contact with them, I am eager to meet their leader the black death. Tell me is it true that he looks like a white man yet has a skin as dark as night?” asked the Commander Lexa.</text:span></text:p>
      <text:p text:style-name="P4">“<text:span text:style-name="T5">I say all his stories about him are exaggerated. No man can run from the distance of Polis to Tondc under ten minutes. Let alone do it ten times more. I think he has a twin or a vehicle that is scouring the woods just like him.”</text:span></text:p>
      <text:p text:style-name="P4">“<text:span text:style-name="T6">let’s not dwell on whether the stories are true about him we need to go back to the original subject we were talking about” interrupted a woman called Indra was a middle aged woman</text:span></text:p>
      <text:p text:style-name="P4">“<text:span text:style-name="T6">You are right of course Indra. Since you are the clan leader of Trikru I would like you to talk with them. Try to get a feel for their leaders attitude. Any last decision will be made by me though Indra so do not attack them if they insult you attack only if they attack first. We do not want a war happening.” announced Lexa.</text:span></text:p>
      <text:p text:style-name="P4">“<text:span text:style-name="T6">very well my Heda. Do I have permission to raise a hundred warriors to accompany myself?” asked Indra.</text:span></text:p>
      <text:p text:style-name="P4">“<text:span text:style-name="T6">you may of course Indra. You’re safety and every leader of their clans are important to me.”</text:span></text:p>
      <text:p text:style-name="P4"/>
      <text:p text:style-name="P14">EXODUS</text:p>
      <text:p text:style-name="P7"/>
      <text:p text:style-name="P8">Martinus was proud of the camp. Plots of land were now filled with plants that could produce enough food to sustain four thousand people enough that they would survive. The wall was finished too a proper barricade at that being seven foot and in front of it a ditch was built making the barricade ten foot tall in total. The wall was elevated on the inside allowing people even and sure footing. Though Martinus had conceded on not making a gate that will have a murder hole on top of it. Instead he agreed to utility instead of defence. The gate was a sliding one <text:span text:style-name="T7">easy to open the only thing is, it would take time to fortify every time a large group of people would come. So he made stakes that could be put readily around the wall and on the way to gate. This tactic allowed for the defender to hinder the mobility of the enemy forcing the enemy to either use the path set up by the stakes or take time trying to remove it out of the way. Yet Martinus was still not satisfied making him question if he was secretly a part of the Imperial Fist chapter. He decided that the fortification was enough and check on Pike. Pike was communicating with the ark. Telling them their progress and inquiring about the Arks progress.</text:span></text:p>
      <text:p text:style-name="P7">“how was the Ark Pike” Martinus asked.</text:p>
      <text:p text:style-name="P7">“<text:span text:style-name="T7">I was told that they were already half way. They said that the process of reinforcing the Ark were going well and at the rate they were going they would finish the ark four days earlier.” pike replied.</text:span></text:p>
      <text:p text:style-name="P7">“<text:span text:style-name="T8">Watch tower here. There’s people coming towards us, about a hundred I think.” The radio spoke up.</text:span></text:p>
      <text:p text:style-name="P7">“<text:span text:style-name="T8">All active guards to the siege positions. I’m coming out and I’ll meet them on my way. I’ll see what they want” Martinus announced on his radio.</text:span></text:p>
      <text:p text:style-name="P7">“<text:span text:style-name="T9">I’ll grab a rifle and gonna watch you from a far Martinus be safe” Pike told him.</text:span></text:p>
      <text:p text:style-name="P7"/>
      <text:p text:style-name="P16">OUTSIDE EXODUS</text:p>
      <text:p text:style-name="P16"/>
      <text:p text:style-name="P9">Nyko saw the gates open and out came a man wearing some sort of green metallic armour around his torso and a helmet. The man was carrying a big sword on his left hand. Looking closer Nyko realized <text:span text:style-name="T10">the man was much bigger than he thought much much bigger. Indra started walking towards the man. He was gonna start moving to follow here when she signalled for them not to follow her. When she was finally close to her all of them finally realized the full scope of the mans size. Indra looked like a child </text:span><text:soft-page-break/><text:span text:style-name="T10">compared to the man. With the sword dwarfing even Indra herself. The man stood with such confidence as if nothing is able to harm him.</text:span></text:p>
      <text:p text:style-name="P10">While he and everyone were getting over their awe towards Martinus. Indra hid her fear behind the burden of being a leader. Indra then spoke</text:p>
      <text:p text:style-name="P10">“I want to talk with you about this land”</text:p>
      <text:p text:style-name="P11"/>
      <text:p text:style-name="P7"/>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18T00:43:16.416000000</dc:date>
    <meta:editing-duration>PT1H30M22S</meta:editing-duration>
    <meta:editing-cycles>16</meta:editing-cycles>
    <meta:generator>LibreOffice/6.1.3.2$Windows_X86_64 LibreOffice_project/86daf60bf00efa86ad547e59e09d6bb77c699acb</meta:generator>
    <meta:document-statistic meta:table-count="0" meta:image-count="0" meta:object-count="0" meta:page-count="3" meta:paragraph-count="31" meta:word-count="1428" meta:character-count="7565" meta:non-whitespace-character-count="6164"/>
  </office:meta>
</office:document-meta>
</file>